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62626" style:font-name="PT Serif" fo:font-size="12pt" fo:letter-spacing="normal" fo:font-style="normal" fo:font-weight="normal"/>
    </style:style>
    <style:style style:name="T2" style:family="text">
      <style:text-properties fo:font-variant="normal" fo:text-transform="none" fo:color="#262626" fo:letter-spacing="normal"/>
    </style:style>
    <style:style style:name="T3" style:family="text">
      <style:text-properties fo:font-variant="normal" fo:text-transform="none" fo:color="#c89534" style:text-line-through-style="none" style:text-line-through-type="none" style:font-name="PT Serif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4" style:family="text">
      <style:text-properties style:text-underline-style="non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 office:name="__Annotation__2_898208000"><dc:creator>&lt;анонимный&gt;</dc:creator><dc:date>2017-11-21T16:11:14.802000000</dc:date><text:p text:style-name="P1"><text:span text:style-name="T5">Полный параграф</text:span></text:p></office:annotation>Кожа вокруг глаз действительно самая тонкая на всём теле. Кристина Зырянова, врач-косметолог салона <text:span text:style-name="T4">Le Colon</text:span>, рассказывает о её отличиях от остальных зон лица: очень тонкий эпидермис, мало коллагена и эластина, нет сальных желёз, зато есть сильно развитая сеть кровеносных и лимфатических сосудов. При этом мимики тоже предостаточно, так что закономерным образом появляются сухость, морщинки, отёки и тёмные круги. Однако всё это не означает, что нужно обзаводиться очередной банкой. Кожа лица в целом требует грамотного ухода, который подразумевает отсутствие травмирующих процедур, качественное увлажнение и защиту от солнца — но почему-то именно область вокруг глаз обросла мифами.<office:annotation-end office:name="__Annotation__2_8982080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erif" svg:font-family="'PT Serif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4</meta:editing-cycles>
    <meta:generator>LibreOffice/5.1.1.3$Windows_X86_64 LibreOffice_project/89f508ef3ecebd2cfb8e1def0f0ba9a803b88a6d</meta:generator>
    <dc:date>2017-11-21T16:11:31.828000000</dc:date>
    <meta:document-statistic meta:table-count="0" meta:image-count="0" meta:object-count="0" meta:page-count="1" meta:paragraph-count="1" meta:word-count="94" meta:character-count="684" meta:non-whitespace-character-count="590"/>
    <meta:user-defined meta:name="Info 1"/>
    <meta:user-defined meta:name="Info 2"/>
    <meta:user-defined meta:name="Info 3"/>
    <meta:user-defined meta:name="Info 4"/>
  </office:meta>
</office:document-meta>
</file>